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91eec"/>
    </style:style>
    <style:style style:name="P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afef2"/>
    </style:style>
    <style:style style:name="P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c0aed"/>
    </style:style>
    <style:style style:name="P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e7d47"/>
    </style:style>
    <style:style style:name="P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2f5d8"/>
    </style:style>
    <style:style style:name="P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4dcb3"/>
    </style:style>
    <style:style style:name="P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4eba5"/>
    </style:style>
    <style:style style:name="P9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80042"/>
    </style:style>
    <style:style style:name="P10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8e636"/>
    </style:style>
    <style:style style:name="P1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9a62a"/>
    </style:style>
    <style:style style:name="P1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b5705"/>
    </style:style>
    <style:style style:name="P1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d4439"/>
    </style:style>
    <style:style style:name="P1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dcdee"/>
    </style:style>
    <style:style style:name="P1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de63d"/>
    </style:style>
    <style:style style:name="P1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f3537"/>
    </style:style>
    <style:style style:name="P1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072f3"/>
    </style:style>
    <style:style style:name="P1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1c456"/>
    </style:style>
    <style:style style:name="P19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3f61c"/>
    </style:style>
    <style:style style:name="P20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54251"/>
    </style:style>
    <style:style style:name="P2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687ad"/>
    </style:style>
    <style:style style:name="P2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98244"/>
    </style:style>
    <style:style style:name="P2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a8a81"/>
    </style:style>
    <style:style style:name="P2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c5403"/>
    </style:style>
    <style:style style:name="P2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dc34d"/>
    </style:style>
    <style:style style:name="P2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ff0000" loext:opacity="100%" style:font-name="Slack-Lato" fo:font-size="11.25pt" fo:letter-spacing="normal" fo:font-style="normal" fo:font-weight="bold" officeooo:paragraph-rsid="0012f5d8" style:font-weight-asian="bold" style:font-weight-complex="bold"/>
    </style:style>
    <style:style style:name="P2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Slack-Lato" fo:font-size="11.25pt" fo:letter-spacing="normal" fo:font-style="normal" fo:font-weight="normal" officeooo:paragraph-rsid="0016e93f" style:font-weight-asian="normal" style:font-weight-complex="normal"/>
    </style:style>
    <style:style style:name="T1" style:family="text">
      <style:text-properties officeooo:rsid="00091eec"/>
    </style:style>
    <style:style style:name="T2" style:family="text">
      <style:text-properties fo:color="#3faf46" loext:opacity="100%"/>
    </style:style>
    <style:style style:name="T3" style:family="text">
      <style:text-properties fo:color="#3faf46" loext:opacity="100%" fo:font-weight="bold" style:font-weight-asian="bold" style:font-weight-complex="bold"/>
    </style:style>
    <style:style style:name="T4" style:family="text">
      <style:text-properties fo:color="#3faf46" loext:opacity="100%" fo:font-weight="bold" officeooo:rsid="00091eec" style:font-weight-asian="bold" style:font-weight-complex="bold"/>
    </style:style>
    <style:style style:name="T5" style:family="text">
      <style:text-properties fo:color="#3faf46" loext:opacity="100%" officeooo:rsid="00091ee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1d1c1d" loext:opacity="100%"/>
    </style:style>
    <style:style style:name="T8" style:family="text">
      <style:text-properties fo:color="#1d1c1d" loext:opacity="100%" fo:font-weight="normal"/>
    </style:style>
    <style:style style:name="T9" style:family="text">
      <style:text-properties fo:color="#1d1c1d" loext:opacity="100%" fo:font-weight="bold" style:font-weight-asian="bold" style:font-weight-complex="bold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T12" style:family="text"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000000" loext:opacity="100%" fo:font-weight="normal" style:font-weight-asian="normal" style:font-weight-complex="normal"/>
    </style:style>
    <style:style style:name="T14" style:family="text">
      <style:text-properties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15170400" text:style-name="L1">
        <text:list-item>
          <text:p text:style-name="P1">Write a program to print "Hello, World!" to the console. <text:s/><text:span text:style-name="T3">→ </text:span><text:span text:style-name="T4">DONE</text:span></text:p>
        </text:list-item>
        <text:list-item>
          <text:p text:style-name="P2">Write a program to print your name to the console. <text:s/><text:span text:style-name="T3">→ </text:span><text:span text:style-name="T4">DONE</text:span></text:p>
        </text:list-item>
        <text:list-item>
          <text:p text:style-name="P2">Write a program to add two numbers and print the result. <text:s/><text:span text:style-name="T3">→ </text:span><text:span text:style-name="T4">DONE</text:span></text:p>
        </text:list-item>
        <text:list-item>
          <text:p text:style-name="P2">Write a program to subtract two numbers and print the result. <text:s/><text:span text:style-name="T3">→ </text:span><text:span text:style-name="T4">DONE</text:span></text:p>
        </text:list-item>
        <text:list-item>
          <text:p text:style-name="P2">Write a program to multiply two numbers and print the result. <text:s/><text:span text:style-name="T3">→ </text:span><text:span text:style-name="T4">DONE</text:span></text:p>
        </text:list-item>
        <text:list-item>
          <text:p text:style-name="P2">Write a program to divide two numbers and print the result. <text:s/><text:span text:style-name="T3">→ </text:span><text:span text:style-name="T4">DONE</text:span></text:p>
        </text:list-item>
        <text:list-item>
          <text:p text:style-name="P2">Write a program to find the remainder of two numbers. <text:s/><text:span text:style-name="T3">→ </text:span><text:span text:style-name="T4">DONE</text:span></text:p>
        </text:list-item>
        <text:list-item>
          <text:p text:style-name="P2">Write a program to check if a number is even or odd. <text:s/><text:span text:style-name="T3">→ </text:span><text:span text:style-name="T4">DONE</text:span></text:p>
        </text:list-item>
        <text:list-item>
          <text:p text:style-name="P2">Write a program to print the first 10 numbers in the Fibonacci sequence.<text:span text:style-name="T1"> <text:s/></text:span><text:span text:style-name="T4">→ DONE</text:span></text:p>
        </text:list-item>
        <text:list-item>
          <text:p text:style-name="P2">Write a program to print the factorial of a number. <text:s/><text:span text:style-name="T3">→ </text:span><text:span text:style-name="T4">DONE</text:span></text:p>
        </text:list-item>
        <text:list-item>
          <text:p text:style-name="P2">Write a program to find the largest of three numbers. <text:s/><text:span text:style-name="T3">→ </text:span><text:span text:style-name="T4">DONE</text:span></text:p>
        </text:list-item>
        <text:list-item>
          <text:p text:style-name="P2">Write a program to find the smallest of three numbers. <text:s/><text:span text:style-name="T3">→ </text:span><text:span text:style-name="T4">DONE</text:span></text:p>
        </text:list-item>
        <text:list-item>
          <text:p text:style-name="P2">Write a program to check if a number is positive, negative, or zero. <text:s/><text:span text:style-name="T3">→ </text:span><text:span text:style-name="T4">DONE</text:span></text:p>
        </text:list-item>
        <text:list-item>
          <text:p text:style-name="P2">Write a program to convert Celsius to Fahrenheit. <text:s/><text:span text:style-name="T3">→ </text:span><text:span text:style-name="T4">DONE</text:span></text:p>
        </text:list-item>
        <text:list-item>
          <text:p text:style-name="P2">Write a program to convert Fahrenheit to Celsius. <text:span text:style-name="T6"><text:s/></text:span><text:span text:style-name="T3">→ </text:span><text:span text:style-name="T4">DONE</text:span></text:p>
        </text:list-item>
        <text:list-item>
          <text:p text:style-name="P3">Write a program to convert kilometers to miles. <text:span text:style-name="T6"><text:s/></text:span><text:span text:style-name="T3">→ </text:span><text:span text:style-name="T4">DONE</text:span></text:p>
        </text:list-item>
        <text:list-item>
          <text:p text:style-name="P3">Write a program to convert miles to kilometers. <text:span text:style-name="T6"><text:s/></text:span><text:span text:style-name="T3">→ </text:span><text:span text:style-name="T4">DONE</text:span></text:p>
        </text:list-item>
        <text:list-item>
          <text:p text:style-name="P4">Write a program to find the area of a triangle. <text:span text:style-name="T6"><text:s/></text:span><text:span text:style-name="T3">→ </text:span><text:span text:style-name="T4">DONE</text:span></text:p>
        </text:list-item>
        <text:list-item>
          <text:p text:style-name="P4">Write a program to find the area of a rectangle. <text:span text:style-name="T6"><text:s/></text:span><text:span text:style-name="T3">→ </text:span><text:span text:style-name="T4">DONE</text:span></text:p>
        </text:list-item>
        <text:list-item>
          <text:p text:style-name="P5">Write a program to find the perimeter of a rectangle. <text:span text:style-name="T6"><text:s/></text:span><text:span text:style-name="T3">→ </text:span><text:span text:style-name="T4">DONE</text:span></text:p>
        </text:list-item>
        <text:list-item>
          <text:p text:style-name="P26"><text:span text:style-name="T13">Write a program to find the circumference of a circle.</text:span><text:span text:style-name="T8"> </text:span><text:span text:style-name="T7"><text:s/></text:span><text:span text:style-name="T2">→ </text:span><text:span text:style-name="T5">DONE</text:span></text:p>
        </text:list-item>
        <text:list-item>
          <text:p text:style-name="P5">Write a program to find the area of a circle. <text:span text:style-name="T6"><text:s/></text:span><text:span text:style-name="T3">→ </text:span><text:span text:style-name="T4">DONE</text:span></text:p>
        </text:list-item>
        <text:list-item>
          <text:p text:style-name="P6">Write a program to find the volume of a sphere. <text:span text:style-name="T6"><text:s/></text:span><text:span text:style-name="T3">→ </text:span><text:span text:style-name="T4">DONE</text:span></text:p>
        </text:list-item>
        <text:list-item>
          <text:p text:style-name="P6">Write a program to find the volume of a cylinder. <text:span text:style-name="T6"><text:s/></text:span><text:span text:style-name="T3">→ </text:span><text:span text:style-name="T4">DONE</text:span></text:p>
        </text:list-item>
        <text:list-item>
          <text:p text:style-name="P6">Write a program to find the roots of a quadratic equation. <text:s/><text:span text:style-name="T6"><text:s/></text:span><text:span text:style-name="T3">→ </text:span><text:span text:style-name="T4">DONE</text:span></text:p>
        </text:list-item>
        <text:list-item>
          <text:p text:style-name="P7">Write a program to check if a year is a leap year. <text:span text:style-name="T6"><text:s/></text:span><text:span text:style-name="T3">→ </text:span><text:span text:style-name="T4">DONE</text:span></text:p>
        </text:list-item>
        <text:list-item>
          <text:p text:style-name="P8">Write a program to generate a random number. <text:span text:style-name="T6"><text:s/></text:span><text:span text:style-name="T3">→ </text:span><text:span text:style-name="T4">DONE</text:span></text:p>
        </text:list-item>
        <text:list-item>
          <text:p text:style-name="P8">Write a program to find the sum of all the elements in a list. <text:span text:style-name="T6"><text:s/></text:span><text:span text:style-name="T3">→ </text:span><text:span text:style-name="T4">DONE</text:span></text:p>
        </text:list-item>
        <text:list-item>
          <text:p text:style-name="P27">Write a program to find the product of all the elements in a list.<text:span text:style-name="T7"> </text:span><text:span text:style-name="T9"><text:s/></text:span><text:span text:style-name="T3">→ </text:span><text:span text:style-name="T4">DONE</text:span></text:p>
        </text:list-item>
        <text:list-item>
          <text:p text:style-name="P9">Write a program to find the largest element in a list.<text:span text:style-name="T14"> </text:span><text:span text:style-name="T6"><text:s/></text:span><text:span text:style-name="T3">→ </text:span><text:span text:style-name="T4">DONE</text:span></text:p>
        </text:list-item>
        <text:list-item>
          <text:p text:style-name="P9">Write a program to find the smallest element in a list.<text:span text:style-name="T14"> </text:span><text:span text:style-name="T6"><text:s/></text:span><text:span text:style-name="T3">→ </text:span><text:span text:style-name="T4">DONE</text:span></text:p>
        </text:list-item>
        <text:list-item>
          <text:p text:style-name="P10">Write a program to sort a list in ascending order.<text:span text:style-name="T6"> </text:span><text:span text:style-name="T3">→ </text:span><text:span text:style-name="T4">DONE</text:span></text:p>
        </text:list-item>
        <text:list-item>
          <text:p text:style-name="P10">Write a program to sort a list in<text:bookmark-start text:name="__DdeLink__375_4074890309"/> descending <text:bookmark-end text:name="__DdeLink__375_4074890309"/>order.<text:span text:style-name="T6"> </text:span><text:span text:style-name="T3">→ </text:span><text:span text:style-name="T4">DONE</text:span></text:p>
        </text:list-item>
        <text:list-item>
          <text:p text:style-name="P11">Write a program to reverse a list.<text:span text:style-name="T6"> </text:span><text:span text:style-name="T3">→ </text:span><text:span text:style-name="T4">DONE</text:span></text:p>
        </text:list-item>
        <text:list-item>
          <text:p text:style-name="P12">Write a program to find the length of a string.<text:span text:style-name="T6"> </text:span><text:span text:style-name="T3">→ </text:span><text:span text:style-name="T4">DONE</text:span></text:p>
        </text:list-item>
        <text:list-item>
          <text:p text:style-name="P13">Write a program to <text:bookmark-start text:name="__DdeLink__379_4074890309"/>concatenate<text:bookmark-end text:name="__DdeLink__379_4074890309"/> two strings.<text:span text:style-name="T6"> </text:span><text:span text:style-name="T3">→ </text:span><text:span text:style-name="T4">DONE</text:span></text:p>
        </text:list-item>
        <text:list-item>
          <text:p text:style-name="P14">Write a program to find the substring of a string.<text:span text:style-name="T6"> </text:span><text:span text:style-name="T3">→ </text:span><text:span text:style-name="T4">DONE</text:span></text:p>
        </text:list-item>
        <text:list-item>
          <text:p text:style-name="P14">Write a program to find the index of a substring in a string.<text:span text:style-name="T6"> </text:span><text:span text:style-name="T3">→ </text:span><text:span text:style-name="T4">DONE</text:span></text:p>
        </text:list-item>
        <text:list-item>
          <text:p text:style-name="P15">Write a program to replace a substring in a string with another substring.<text:span text:style-name="T3">→ </text:span><text:span text:style-name="T4">DONE</text:span></text:p>
        </text:list-item>
        <text:list-item>
          <text:p text:style-name="P16">Write a program to count the number of occurrences of a substring in a string.<text:span text:style-name="T3">→ </text:span><text:span text:style-name="T4">DONE</text:span></text:p>
        </text:list-item>
        <text:list-item>
          <text:p text:style-name="P16">Write a program to convert a string to uppercase.<text:span text:style-name="T3">→ </text:span><text:span text:style-name="T4">DONE</text:span></text:p>
        </text:list-item>
        <text:list-item>
          <text:p text:style-name="P16">Write a program to convert a string to lowercase.<text:span text:style-name="T3">→ </text:span><text:span text:style-name="T4">DONE</text:span></text:p>
        </text:list-item>
        <text:list-item>
          <text:p text:style-name="P17">Write a program to remove all whitespace from a string.<text:span text:style-name="T3">→ </text:span><text:span text:style-name="T4">DONE</text:span></text:p>
        </text:list-item>
        <text:list-item>
          <text:p text:style-name="P17">Write a program to split a string into a list.<text:span text:style-name="T3">→ </text:span><text:span text:style-name="T4">DONE</text:span></text:p>
        </text:list-item>
        <text:list-item>
          <text:p text:style-name="P17">Write a program to join a list into a string.<text:span text:style-name="T3">→ </text:span><text:span text:style-name="T4">DONE</text:span></text:p>
        </text:list-item>
        <text:list-item>
          <text:p text:style-name="P18">Write a program to check if a string is a palindrome.<text:span text:style-name="T3">→ </text:span><text:span text:style-name="T4">DONE</text:span></text:p>
        </text:list-item>
        <text:list-item>
          <text:p text:style-name="P19">Write a program to find the sum of all the elements in a dictionary.<text:span text:style-name="T3">→ </text:span><text:span text:style-name="T4">DONE</text:span></text:p>
        </text:list-item>
        <text:list-item>
          <text:p text:style-name="P19"><text:soft-page-break/>Write a program to find the product of all the values in a dictionary.<text:span text:style-name="T3">→ </text:span><text:span text:style-name="T4">DONE</text:span></text:p>
        </text:list-item>
        <text:list-item>
          <text:p text:style-name="P20">Write a program to find the largest value in a dictionary.<text:span text:style-name="T3">→ </text:span><text:span text:style-name="T4">DONE</text:span></text:p>
        </text:list-item>
        <text:list-item>
          <text:p text:style-name="P20">Write a program to find the smallest value in a dictionary.<text:span text:style-name="T3">→ </text:span><text:span text:style-name="T4">DONE</text:span></text:p>
        </text:list-item>
        <text:list-item>
          <text:p text:style-name="P20">Write a program to sort a dictionary by its keys in ascending order.<text:span text:style-name="T3">→ </text:span><text:span text:style-name="T4">DONE</text:span></text:p>
        </text:list-item>
        <text:list-item>
          <text:p text:style-name="P21">Write a program to sort a dictionary by its keys in <text:bookmark-start text:name="__DdeLink__396_4074890309"/>descending<text:bookmark-end text:name="__DdeLink__396_4074890309"/> order.<text:span text:style-name="T4">→ DONE</text:span></text:p>
        </text:list-item>
        <text:list-item>
          <text:p text:style-name="P21">Write a program to sort a dictionary by its values in ascending order.<text:span text:style-name="T3">→ </text:span><text:span text:style-name="T4">DONE</text:span></text:p>
        </text:list-item>
        <text:list-item>
          <text:p text:style-name="P21">Write a program to sort a dictionary by its values in descending order.<text:span text:style-name="T3">→ </text:span><text:span text:style-name="T4">DONE</text:span></text:p>
        </text:list-item>
        <text:list-item>
          <text:p text:style-name="P22">Write a program to reverse a dictionary.<text:span text:style-name="T3">→ </text:span><text:span text:style-name="T4">DONE</text:span></text:p>
        </text:list-item>
        <text:list-item>
          <text:p text:style-name="P1">Write a program to find the number of occurrences of each character in a string. <text:span text:style-name="T12">→ ?</text:span></text:p>
        </text:list-item>
        <text:list-item>
          <text:p text:style-name="P22">Write a program to check if a string contains only letters.<text:span text:style-name="T3">→ </text:span><text:span text:style-name="T4">DONE</text:span></text:p>
        </text:list-item>
        <text:list-item>
          <text:p text:style-name="P22">Write a program to check if a string contains only numbers.<text:span text:style-name="T3">→ </text:span><text:span text:style-name="T4">DONE</text:span></text:p>
        </text:list-item>
        <text:list-item>
          <text:p text:style-name="P22">Write a program to check if a string contains only alphanumeric characters.<text:span text:style-name="T3">→ </text:span><text:span text:style-name="T4">DONE</text:span></text:p>
        </text:list-item>
        <text:list-item>
          <text:p text:style-name="P23">Write a program to count the number of vowels in a string.<text:span text:style-name="T3">→ </text:span><text:span text:style-name="T4">DONE</text:span></text:p>
        </text:list-item>
        <text:list-item>
          <text:p text:style-name="P24">Write a program to count the number of consonants in a string.<text:span text:style-name="T12">→ ?</text:span></text:p>
        </text:list-item>
        <text:list-item>
          <text:p text:style-name="P25">Write a program to count the number of words in a string.<text:span text:style-name="T3">→ </text:span><text:span text:style-name="T4">DONE</text:span></text:p>
        </text:list-item>
        <text:list-item>
          <text:p text:style-name="P1">Write a program to find the sum of all the even numbers in a list.</text:p>
        </text:list-item>
        <text:list-item>
          <text:p text:style-name="P1">Write a program to find the sum of all the odd numbers in a list.</text:p>
        </text:list-item>
        <text:list-item>
          <text:p text:style-name="P1">Write a program to find the average of a list of numbers.</text:p>
        </text:list-item>
        <text:list-item>
          <text:p text:style-name="P1">Write a program to remove duplicates from a list.</text:p>
        </text:list-item>
        <text:list-item>
          <text:p text:style-name="P1">Write a program to find the second largest number in a list.</text:p>
        </text:list-item>
        <text:list-item>
          <text:p text:style-name="P1">Write a program to find the second smallest number in a list.</text:p>
        </text:list-item>
        <text:list-item>
          <text:p text:style-name="P1">Write a program to find the median of a list of numbers.</text:p>
        </text:list-item>
        <text:list-item>
          <text:p text:style-name="P1">Write a program to find the mode of a list of numbers.</text:p>
        </text:list-item>
        <text:list-item>
          <text:p text:style-name="P1">Write a program to find the standard deviation of a list of numbers.</text:p>
        </text:list-item>
        <text:list-item>
          <text:p text:style-name="P1">Write a program to find the variance of a list of numbers.</text:p>
        </text:list-item>
        <text:list-item>
          <text:p text:style-name="P1">Write a program to convert a list of integers to a binary string.</text:p>
        </text:list-item>
        <text:list-item>
          <text:p text:style-name="P1">Write a program to convert a binary string to a list of integers.</text:p>
        </text:list-item>
        <text:list-item>
          <text:p text:style-name="P1">Write a program to find the GCD (Greatest Common Divisor) of two numbers.</text:p>
        </text:list-item>
        <text:list-item>
          <text:p text:style-name="P1">Write a program to find the LCM (Least Common Multiple) of two numbers.</text:p>
        </text:list-item>
        <text:list-item>
          <text:p text:style-name="P1">Write a program to convert a decimal number to a binary number.</text:p>
        </text:list-item>
        <text:list-item>
          <text:p text:style-name="P1">Write a program to convert a decimal number to a hexadecimal number.</text:p>
        </text:list-item>
        <text:list-item>
          <text:p text:style-name="P1">Write a program to convert a binary number to a decimal number.</text:p>
        </text:list-item>
        <text:list-item>
          <text:p text:style-name="P1">Write a program to convert a binary number to a hexadecimal number.</text:p>
        </text:list-item>
        <text:list-item>
          <text:p text:style-name="P1">Write a program to convert a hexadecimal number to a decimal number.</text:p>
        </text:list-item>
        <text:list-item>
          <text:p text:style-name="P1">Write a program to convert a hexadecimal number to a binary number.</text:p>
        </text:list-item>
        <text:list-item>
          <text:p text:style-name="P1">Write a program to check if a number is a prime number.</text:p>
        </text:list-item>
        <text:list-item>
          <text:p text:style-name="P1">Write a program to generate all prime numbers up to a given number.</text:p>
        </text:list-item>
        <text:list-item>
          <text:p text:style-name="P1">Write a program to find the factorial of a number using recursion.</text:p>
        </text:list-item>
        <text:list-item>
          <text:p text:style-name="P1">Write a program to find the sum of the digits of a number.</text:p>
        </text:list-item>
        <text:list-item>
          <text:p text:style-name="P1">Write a program to find the reverse of a number.</text:p>
        </text:list-item>
        <text:list-item>
          <text:p text:style-name="P1">Write a program to check if a number is a palindrome.</text:p>
        </text:list-item>
        <text:list-item>
          <text:p text:style-name="P1">Write a program to find the factors of a number.</text:p>
        </text:list-item>
        <text:list-item>
          <text:p text:style-name="P1">Write a program to find the sum of the first n natural numbers.</text:p>
        </text:list-item>
        <text:list-item>
          <text:p text:style-name="P1">Write a program to find the sum of the first n even numbers.</text:p>
        </text:list-item>
        <text:list-item>
          <text:p text:style-name="P1">Write a program to find the sum of the first n odd numbers.</text:p>
        </text:list-item>
        <text:list-item>
          <text:p text:style-name="P1">Write a program to find the sum of the squares of the first n natural numbers.</text:p>
        </text:list-item>
        <text:list-item>
          <text:p text:style-name="P1"><text:soft-page-break/>Write a program to find the sum of the cubes of the first n natural numbers.</text:p>
        </text:list-item>
        <text:list-item>
          <text:p text:style-name="P1">Write a program to find the sum of the series 1/1! + 2/2! + 3/3! + ... + n/n!.</text:p>
        </text:list-item>
        <text:list-item>
          <text:p text:style-name="P1">Write a program to find the sum of the series 1^2 + 2^2 + 3^2 + ... + n^2.</text:p>
        </text:list-item>
        <text:list-item>
          <text:p text:style-name="P1">Write a program to find the sum of the series 1/1^2 + 1/2^2 + 1/3^2 + ... + 1/n^2.</text:p>
        </text:list-item>
        <text:list-item>
          <text:p text:style-name="P1">Write a program to find the sum of the series 1 + x + x^2 + x^3 + ... + x^n.</text:p>
        </text:list-item>
        <text:list-item>
          <text:p text:style-name="P1">Write a program to implement the linear search algorithm for a list of integers.</text:p>
        </text:list-item>
        <text:list-item>
          <text:p text:style-name="P1">Write a program to implement the merge sort algorithm for a list of integers.</text:p>
        </text:list-item>
        <text:list-item>
          <text:p text:style-name="P1">Write a program to implement the quicksort algorithm for a list of integer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7:38:54.010081872</meta:creation-date>
    <meta:editing-duration>PT5H13M33S</meta:editing-duration>
    <meta:editing-cycles>6</meta:editing-cycles>
    <meta:generator>LibreOffice/7.3.7.2$Linux_X86_64 LibreOffice_project/30$Build-2</meta:generator>
    <dc:date>2023-04-25T00:04:10.282772325</dc:date>
    <meta:document-statistic meta:table-count="0" meta:image-count="0" meta:object-count="0" meta:page-count="3" meta:paragraph-count="101" meta:word-count="1394" meta:character-count="6749" meta:non-whitespace-character-count="5525"/>
  </office:meta>
</office:document-meta>
</file>